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s" fo:country="ES" fo:font-weight="bold" officeooo:rsid="000ace19" officeooo:paragraph-rsid="000ace19" style:font-size-asian="15pt" style:font-weight-asian="bold" style:font-size-complex="15pt" style:font-weight-complex="bold"/>
    </style:style>
    <style:style style:name="P2" style:family="paragraph" style:parent-style-name="Standard">
      <style:text-properties fo:language="es" fo:country="ES" officeooo:rsid="000c7df5" officeooo:paragraph-rsid="000c7df5"/>
    </style:style>
    <style:style style:name="P3" style:family="paragraph" style:parent-style-name="Standard">
      <style:text-properties fo:language="es" fo:country="ES" fo:font-weight="bold" officeooo:rsid="000c7df5" officeooo:paragraph-rsid="000c7df5" style:font-weight-asian="bold" style:font-weight-complex="bold"/>
    </style:style>
    <style:style style:name="P4" style:family="paragraph" style:parent-style-name="Standard">
      <style:text-properties fo:language="es" fo:country="ES" officeooo:rsid="000ace19" officeooo:paragraph-rsid="000ace19"/>
    </style:style>
    <style:style style:name="P5" style:family="paragraph" style:parent-style-name="Standard">
      <style:text-properties fo:language="es" fo:country="ES" officeooo:rsid="000fdfc6" officeooo:paragraph-rsid="000fdfc6"/>
    </style:style>
    <style:style style:name="P6" style:family="paragraph" style:parent-style-name="Standard" style:list-style-name="L1">
      <style:text-properties fo:language="es" fo:country="ES" officeooo:rsid="000ace19" officeooo:paragraph-rsid="000ace19"/>
    </style:style>
    <style:style style:name="P7" style:family="paragraph" style:parent-style-name="Standard" style:list-style-name="L1">
      <style:text-properties fo:language="es" fo:country="ES" officeooo:rsid="000c7df5" officeooo:paragraph-rsid="000c7df5"/>
    </style:style>
    <style:style style:name="P8" style:family="paragraph" style:parent-style-name="Standard" style:list-style-name="L2">
      <style:text-properties fo:language="es" fo:country="ES" officeooo:rsid="000c7df5" officeooo:paragraph-rsid="000c7df5"/>
    </style:style>
    <style:style style:name="P9" style:family="paragraph" style:parent-style-name="Standard" style:list-style-name="L2">
      <style:text-properties fo:language="es" fo:country="ES" officeooo:rsid="000fdfc6" officeooo:paragraph-rsid="000fdfc6"/>
    </style:style>
    <style:style style:name="P10" style:family="paragraph" style:parent-style-name="Standard" style:list-style-name="L2">
      <style:text-properties fo:language="es" fo:country="ES" officeooo:rsid="000e3103" officeooo:paragraph-rsid="000e3103"/>
    </style:style>
    <style:style style:name="P11" style:family="paragraph" style:parent-style-name="Standard" style:list-style-name="L3">
      <style:text-properties fo:language="es" fo:country="ES" officeooo:rsid="0011c20a" officeooo:paragraph-rsid="0011c20a"/>
    </style:style>
    <style:style style:name="P12" style:family="paragraph" style:parent-style-name="Standard" style:list-style-name="L4">
      <style:text-properties fo:language="es" fo:country="ES" officeooo:rsid="0013437e" officeooo:paragraph-rsid="0013437e"/>
    </style:style>
    <style:style style:name="P13" style:family="paragraph" style:parent-style-name="Standard" style:list-style-name="L4">
      <style:text-properties fo:language="es" fo:country="ES" officeooo:rsid="00136896" officeooo:paragraph-rsid="00136896"/>
    </style:style>
    <style:style style:name="P14" style:family="paragraph" style:parent-style-name="Standard" style:list-style-name="L4">
      <style:text-properties fo:language="es" fo:country="ES" officeooo:rsid="0013caad" officeooo:paragraph-rsid="0013caad"/>
    </style:style>
    <style:style style:name="P15" style:family="paragraph" style:parent-style-name="Standard" style:list-style-name="L4">
      <style:text-properties fo:language="es" fo:country="ES" officeooo:rsid="0015aa37" officeooo:paragraph-rsid="0015aa37"/>
    </style:style>
    <style:style style:name="T1" style:family="text">
      <style:text-properties officeooo:rsid="000c7df5"/>
    </style:style>
    <style:style style:name="T2" style:family="text">
      <style:text-properties officeooo:rsid="000e3103"/>
    </style:style>
    <style:style style:name="T3" style:family="text">
      <style:text-properties officeooo:rsid="0011c20a"/>
    </style:style>
    <style:style style:name="T4" style:family="text">
      <style:text-properties officeooo:rsid="00136896"/>
    </style:style>
    <style:style style:name="T5" style:family="text">
      <style:text-properties officeooo:rsid="0015aa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de la aplicación de Ingeniería del Software</text:p>
      <text:p text:style-name="P2"/>
      <text:p text:style-name="P3">Descripción general</text:p>
      <text:p text:style-name="P4"/>
      <text:list xml:id="list4591299415012891816" text:style-name="L1">
        <text:list-item>
          <text:p text:style-name="P6">La aplicación consistirá en un AR Drone que es capaz de leer unas balizas y en función de la baliza leída <text:span text:style-name="T1">y datos a los que tiene acceso, deducir la siguiente posición de referencia, asociada a otra baliza.</text:span></text:p>
          <text:p text:style-name="P6"/>
          <text:list>
            <text:list-item>
              <text:p text:style-name="P7">La posición de cada baliza está fijada previamente por el usuario.</text:p>
              <text:list>
                <text:list-item>
                  <text:p text:style-name="P7">Físicamente (posicionamiento real).</text:p>
                </text:list-item>
                <text:list-item>
                  <text:p text:style-name="P7">Virtualmente (en un archivo que contenga las coordenadas globales (X,Y,Z)).</text:p>
                </text:list-item>
              </text:list>
            </text:list-item>
            <text:list-item>
              <text:p text:style-name="P7">Existirá un archivo con información de:</text:p>
              <text:list>
                <text:list-item>
                  <text:p text:style-name="P7">Numeración/identificación de cada baliza.</text:p>
                </text:list-item>
                <text:list-item>
                  <text:p text:style-name="P7">Posición relativa de balizas.</text:p>
                </text:list-item>
                <text:list-item>
                  <text:p text:style-name="P7">Trayectoria necesaria para ir de una baliza a todas las demás.</text:p>
                </text:list-item>
              </text:list>
            </text:list-item>
          </text:list>
        </text:list-item>
      </text:list>
      <text:p text:style-name="P2"/>
      <text:p text:style-name="P3">Requisitos</text:p>
      <text:p text:style-name="P3"/>
      <text:p text:style-name="P3">Requisitos del dron</text:p>
      <text:p text:style-name="P2"/>
      <text:list xml:id="list8151032802787228892" text:style-name="L2">
        <text:list-item>
          <text:p text:style-name="P9">El dron debe ser de la marca Parrot, modelo AR Drone 2.0.</text:p>
          <text:list>
            <text:list-item>
              <text:p text:style-name="P9">Debe disponer de al menos las siguientes funcionalidades:</text:p>
              <text:list>
                <text:list-item>
                  <text:p text:style-name="P9">Buen estado físico (hélices, brazos, cuerpo, electrónica, sensores, cámara, etc.)</text:p>
                </text:list-item>
                <text:list-item>
                  <text:p text:style-name="P9">Conexión WiFi capaz de conectarse con un ordenador.</text:p>
                </text:list-item>
              </text:list>
            </text:list-item>
          </text:list>
        </text:list-item>
        <text:list-item>
          <text:p text:style-name="P8">La batería del dron debe estar cargada.</text:p>
        </text:list-item>
        <text:list-item>
          <text:p text:style-name="P8">El dron debe posicionarse inicialmente en un punto conocido y especificado en el archivo de coordenadas de punto de despegue.</text:p>
        </text:list-item>
      </text:list>
      <text:p text:style-name="P2"/>
      <text:p text:style-name="P3">Requisitos de las balizas</text:p>
      <text:p text:style-name="P2"/>
      <text:list xml:id="list155552964513390" text:continue-numbering="true" text:style-name="L2">
        <text:list-item>
          <text:p text:style-name="P8">Las balizas deben ser físicamente alcanzables:</text:p>
          <text:list>
            <text:list-item>
              <text:p text:style-name="P8">Ausencia de obstáculos entre balizas.</text:p>
            </text:list-item>
            <text:list-item>
              <text:p text:style-name="P8">Altura máxima: 2 m.</text:p>
            </text:list-item>
            <text:list-item>
              <text:p text:style-name="P8">Altura mínima: 0.5 m</text:p>
            </text:list-item>
            <text:list-item>
              <text:p text:style-name="P8">Altura deseada: 1.5 m</text:p>
            </text:list-item>
          </text:list>
        </text:list-item>
        <text:list-item>
          <text:p text:style-name="P8">Las balizas deben ser las proporcionadas en la aplicación.</text:p>
        </text:list-item>
        <text:list-item>
          <text:p text:style-name="P8">La numeración de las balizas debe respetarse.</text:p>
        </text:list-item>
        <text:list-item>
          <text:p text:style-name="P8">El número máximo de balizas que se contemplará para esta aplicación es de:</text:p>
          <text:list>
            <text:list-item>
              <text:p text:style-name="P8">4 en una primera aproximación.</text:p>
            </text:list-item>
            <text:list-item>
              <text:p text:style-name="P8">10 en una eventual ampliación.</text:p>
            </text:list-item>
          </text:list>
        </text:list-item>
        <text:list-item>
          <text:p text:style-name="P8">El tamaño recomendado de impresión de las balizas es:</text:p>
          <text:list>
            <text:list-item>
              <text:p text:style-name="P8"><text:span text:style-name="T2">35</text:span>x<text:span text:style-name="T2">35 (cm2)</text:span></text:p>
            </text:list-item>
            <text:list-item>
              <text:p text:style-name="P10">Balizas con distinto tamaño podrán ser usadas bajo la responsabilidad del usuario, no estando garantizado un correcto funcionamiento de la aplicación.</text:p>
            </text:list-item>
          </text:list>
        </text:list-item>
        <text:list-item>
          <text:p text:style-name="P9">La distancia máxima recomendada entre dos balizas entre las que se vaya a realizar una trayectoria directa es de 7.5 metros.</text:p>
        </text:list-item>
        <text:list-item>
          <text:p text:style-name="P9"><text:soft-page-break/>La distancia mínima entre dos balizas debe ser de 2 metros.</text:p>
        </text:list-item>
      </text:list>
      <text:p text:style-name="P5"/>
      <text:p text:style-name="P2"/>
      <text:p text:style-name="P3">Requisitos del entorno</text:p>
      <text:p text:style-name="P2"/>
      <text:list xml:id="list1991050600084358454" text:style-name="L3">
        <text:list-item>
          <text:p text:style-name="P11">Idealmente esta aplicación se utilizará en interiores, en condiciones ambientales normales.</text:p>
        </text:list-item>
        <text:list-item>
          <text:p text:style-name="P11">En caso de usarse en exteriores, se deberá tener en cuenta que el rendimiento será inferior cuanto más adversas sean las condiciones.</text:p>
        </text:list-item>
      </text:list>
      <text:p text:style-name="P2"/>
      <text:p text:style-name="P3">Requisitos d<text:span text:style-name="T3">el software</text:span></text:p>
      <text:p text:style-name="P2"/>
      <text:list xml:id="list2518238422078787365" text:style-name="L4">
        <text:list-item>
          <text:p text:style-name="P12">Se usará como sistema operativo alguna de las versiones 14.X de Ubuntu Linux.</text:p>
        </text:list-item>
        <text:list-item>
          <text:p text:style-name="P12">El software de base para desarrollar la aplicación será el AeroStack.</text:p>
          <text:list>
            <text:list-item>
              <text:p text:style-name="P12">Se deberá tener el AeroStack instalado.</text:p>
            </text:list-item>
            <text:list-item>
              <text:p text:style-name="P12">Se requieren todas las herramientas necesarias para el funcionamiento de AeroStack.</text:p>
            </text:list-item>
          </text:list>
        </text:list-item>
        <text:list-item>
          <text:p text:style-name="P12">El lenguaje de programación en el que se desarrollará la aplicación es C/C++.</text:p>
        </text:list-item>
        <text:list-item>
          <text:p text:style-name="P12">La RAM disponible debe ser de al menos 2 GB, siendo deseable aumentarla.</text:p>
        </text:list-item>
        <text:list-item>
          <text:p text:style-name="P12">El PC debe tener dos núcleos para un funcionamiento mínimamente aceptable.</text:p>
        </text:list-item>
        <text:list-item>
          <text:p text:style-name="P12">Deben existir los siguientes archivos externos al código fuente:</text:p>
          <text:list>
            <text:list-item>
              <text:p text:style-name="P12">Archivo con <text:span text:style-name="T4">la información de coordenadas:</text:span></text:p>
              <text:list>
                <text:list-item>
                  <text:p text:style-name="P13">Punto de despegue del dron (origen).</text:p>
                </text:list-item>
                <text:list-item>
                  <text:p text:style-name="P13">Posición de cada baliza respecto al origen.</text:p>
                </text:list-item>
                <text:list-item>
                  <text:p text:style-name="P13">Trayectoria necesaria para ir de una baliza a todas las demás.</text:p>
                </text:list-item>
              </text:list>
            </text:list-item>
          </text:list>
        </text:list-item>
        <text:list-item>
          <text:p text:style-name="P13">El software tendrá las siguientes funcionalidades:</text:p>
          <text:list>
            <text:list-item>
              <text:p text:style-name="P13">Hacer despegar al dron.</text:p>
              <text:list>
                <text:list-item>
                  <text:p text:style-name="P14">Cuando el dron despegue, debe mantenerse en la posición (X, Y) inicial.</text:p>
                </text:list-item>
                <text:list-item>
                  <text:p text:style-name="P14">La altura debe mantenerse constante una vez estabilizado el despegue.</text:p>
                </text:list-item>
              </text:list>
            </text:list-item>
            <text:list-item>
              <text:p text:style-name="P13">Hacer aterrizar al dron.</text:p>
              <text:list>
                <text:list-item>
                  <text:p text:style-name="P14">Esta consigna tendrá prioridad frente a otras que el dron esté recibiendo.</text:p>
                </text:list-item>
                <text:list-item>
                  <text:p text:style-name="P14">El dron debe aterrizar lo más cercano posible a la posición donde se encontraba cuando recibió la orden.</text:p>
                </text:list-item>
              </text:list>
            </text:list-item>
            <text:list-item>
              <text:p text:style-name="P13">Debe ser capaz de reconocer balizas.</text:p>
              <text:list>
                <text:list-item>
                  <text:p text:style-name="P14">Existirá un modo de funcionamiento en el que el dron buscará una baliza hasta que la encuentre.</text:p>
                </text:list-item>
                <text:list-item>
                  <text:p text:style-name="P15">Si el dron no encuentra la baliza instantáneamente, hará barridos por la zona hasta que lo encuentre.</text:p>
                </text:list-item>
              </text:list>
            </text:list-item>
            <text:list-item>
              <text:p text:style-name="P13">Debe ser capaz de asociar cada baliza a su información guardada en un archivo.</text:p>
              <text:list>
                <text:list-item>
                  <text:p text:style-name="P15">Una vez haya identificado la baliza, deberá acceder a los archivos donde se guarda:</text:p>
                  <text:list>
                    <text:list-item>
                      <text:p text:style-name="P15">La posición global de la baliza actual.</text:p>
                    </text:list-item>
                    <text:list-item>
                      <text:p text:style-name="P15">La siguiente baliza a buscar.</text:p>
                    </text:list-item>
                    <text:list-item>
                      <text:p text:style-name="P15">La posición global de dicha baliza.</text:p>
                    </text:list-item>
                  </text:list>
                </text:list-item>
              </text:list>
            </text:list-item>
            <text:list-item>
              <text:p text:style-name="P15">El dron deberá corregir su posición global gracias a la información de la posición de la baliza.</text:p>
            </text:list-item>
            <text:list-item>
              <text:p text:style-name="P13"><text:span text:style-name="T5">El dron d</text:span>ebe ser capaz de seguir una trayectoria de referencia.</text:p>
              <text:list>
                <text:list-item>
                  <text:p text:style-name="P15">Las trayectorias se darán mediante puntos de paso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7:40:17.298140073</meta:creation-date>
    <dc:date>2015-11-26T15:55:51.133654235</dc:date>
    <meta:editing-duration>PT26M16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2" meta:paragraph-count="69" meta:word-count="702" meta:character-count="4056" meta:non-whitespace-character-count="3484"/>
  </office:meta>
</office:document-meta>
</file>